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ario-optimization-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Iteração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ulation Size</text:p>
          </table:table-cell>
          <table:table-cell office:value-type="string" calcext:value-type="string">
            <text:p>Mutation Probability</text:p>
          </table:table-cell>
          <table:table-cell office:value-type="string" calcext:value-type="string">
            <text:p>Gene Mutation Percentage</text:p>
          </table:table-cell>
          <table:table-cell office:value-type="string" calcext:value-type="string">
            <text:p>Crossover Probability</text:p>
          </table:table-cell>
          <table:table-cell office:value-type="string" calcext:value-type="string">
            <text:p>Mutation Operator</text:p>
          </table:table-cell>
          <table:table-cell office:value-type="string" calcext:value-type="string">
            <text:p>Crossover Operator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Fitnes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string" calcext:value-type="string">
            <text:p>LIMIT</text:p>
          </table:table-cell>
          <table:table-cell table:style-name="ce5" office:value-type="string" calcext:value-type="string">
            <text:p>GEO MEAN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style-name="ce6" office:value-type="string" calcext:value-type="string">
            <text:p>LIMIT</text:p>
          </table:table-cell>
          <table:table-cell table:style-name="ce6"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style-name="ce6" office:value-type="string" calcext:value-type="string">
            <text:p>LIMIT</text:p>
          </table:table-cell>
          <table:table-cell table:style-name="ce6"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style-name="ce6" office:value-type="string" calcext:value-type="string">
            <text:p>LIMIT</text:p>
          </table:table-cell>
          <table:table-cell table:style-name="ce6"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valuation Method</text:p>
          </table:table-cell>
          <table:table-cell office:value-type="string" calcext:value-type="string">
            <text:p>Re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repetiti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tism</text:p>
          </table:table-cell>
          <table:table-cell table:style-name="ce7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luated documents</text:p>
          </table:table-cell>
          <table:table-cell table:style-name="ce7" office:value-type="string" calcext:value-type="string">
            <text:p>80.0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Configuration 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4206" calcext:value-type="float">
            <text:p>0.44206</text:p>
          </table:table-cell>
          <table:table-cell office:value-type="float" office:value="0.44313" calcext:value-type="float">
            <text:p>0.44313</text:p>
          </table:table-cell>
          <table:table-cell table:formula="of:=MEDIAN([.B31:.E31])" office:value-type="float" office:value="0.443815" calcext:value-type="float">
            <text:p>0.443815</text:p>
          </table:table-cell>
          <table:table-cell office:value-type="float" office:value="0.444155833333333" calcext:value-type="float">
            <text:p>0.444155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2285" calcext:value-type="float">
            <text:p>0.42285</text:p>
          </table:table-cell>
          <table:table-cell office:value-type="float" office:value="0.43137" calcext:value-type="float">
            <text:p>0.43137</text:p>
          </table:table-cell>
          <table:table-cell office:value-type="float" office:value="0.36559" calcext:value-type="float">
            <text:p>0.36559</text:p>
          </table:table-cell>
          <table:table-cell office:value-type="float" office:value="0.41811" calcext:value-type="float">
            <text:p>0.41811</text:p>
          </table:table-cell>
          <table:table-cell table:formula="of:=MEDIAN([.B32:.E32])" office:value-type="float" office:value="0.42048" calcext:value-type="float">
            <text:p>0.42048</text:p>
          </table:table-cell>
          <table:table-cell office:value-type="float" office:value="0.409478333333333" calcext:value-type="float">
            <text:p>0.409478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43369" calcext:value-type="float">
            <text:p>0.43369</text:p>
          </table:table-cell>
          <table:table-cell office:value-type="float" office:value="0.40028" calcext:value-type="float">
            <text:p>0.40028</text:p>
          </table:table-cell>
          <table:table-cell office:value-type="float" office:value="0.42286" calcext:value-type="float">
            <text:p>0.42286</text:p>
          </table:table-cell>
          <table:table-cell table:formula="of:=MEDIAN([.B33:.E33])" office:value-type="float" office:value="0.41607" calcext:value-type="float">
            <text:p>0.41607</text:p>
          </table:table-cell>
          <table:table-cell office:value-type="float" office:value="0.416525833333333" calcext:value-type="float">
            <text:p>0.416525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38383" calcext:value-type="float">
            <text:p>0.38383</text:p>
          </table:table-cell>
          <table:table-cell office:value-type="float" office:value="0.40325" calcext:value-type="float">
            <text:p>0.40325</text:p>
          </table:table-cell>
          <table:table-cell office:value-type="float" office:value="0.40717" calcext:value-type="float">
            <text:p>0.40717</text:p>
          </table:table-cell>
          <table:table-cell table:formula="of:=MEDIAN([.B34:.E34])" office:value-type="float" office:value="0.39368" calcext:value-type="float">
            <text:p>0.39368</text:p>
          </table:table-cell>
          <table:table-cell office:value-type="float" office:value="0.39459" calcext:value-type="float">
            <text:p>0.3945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31:.F34])" office:value-type="float" office:value="0.418275" calcext:value-type="float">
            <text:p>0.418275</text:p>
          </table:table-cell>
          <table:table-cell table:formula="of:=MEDIAN([.G31:.G34])" office:value-type="float" office:value="0.413002083333333" calcext:value-type="float">
            <text:p>0.41300208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 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38633" calcext:value-type="float">
            <text:p>0.38633</text:p>
          </table:table-cell>
          <table:table-cell office:value-type="float" office:value="0.42308" calcext:value-type="float">
            <text:p>0.42308</text:p>
          </table:table-cell>
          <table:table-cell office:value-type="float" office:value="0.44695" calcext:value-type="float">
            <text:p>0.44695</text:p>
          </table:table-cell>
          <table:table-cell office:value-type="float" office:value="0.43296" calcext:value-type="float">
            <text:p>0.43296</text:p>
          </table:table-cell>
          <table:table-cell table:formula="of:=MEDIAN([.B38:.E38])" office:value-type="float" office:value="0.42802" calcext:value-type="float">
            <text:p>0.42802</text:p>
          </table:table-cell>
          <table:table-cell office:value-type="float" office:value="0.422329166666667" calcext:value-type="float">
            <text:p>0.4223291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40411" calcext:value-type="float">
            <text:p>0.40411</text:p>
          </table:table-cell>
          <table:table-cell office:value-type="float" office:value="0.42362" calcext:value-type="float">
            <text:p>0.42362</text:p>
          </table:table-cell>
          <table:table-cell table:formula="of:=MEDIAN([.B39:.E39])" office:value-type="float" office:value="0.419445" calcext:value-type="float">
            <text:p>0.419445</text:p>
          </table:table-cell>
          <table:table-cell office:value-type="float" office:value="0.4186475" calcext:value-type="float">
            <text:p>0.4186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1878" calcext:value-type="float">
            <text:p>0.41878</text:p>
          </table:table-cell>
          <table:table-cell office:value-type="float" office:value="0.40379" calcext:value-type="float">
            <text:p>0.40379</text:p>
          </table:table-cell>
          <table:table-cell office:value-type="float" office:value="0.46692" calcext:value-type="float">
            <text:p>0.46692</text:p>
          </table:table-cell>
          <table:table-cell table:formula="of:=MEDIAN([.B40:.E40])" office:value-type="float" office:value="0.42984" calcext:value-type="float">
            <text:p>0.42984</text:p>
          </table:table-cell>
          <table:table-cell office:value-type="float" office:value="0.432600833333333" calcext:value-type="float">
            <text:p>0.432600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42555" calcext:value-type="float">
            <text:p>0.42555</text:p>
          </table:table-cell>
          <table:table-cell office:value-type="float" office:value="0.40481" calcext:value-type="float">
            <text:p>0.40481</text:p>
          </table:table-cell>
          <table:table-cell office:value-type="float" office:value="0.42481" calcext:value-type="float">
            <text:p>0.42481</text:p>
          </table:table-cell>
          <table:table-cell office:value-type="float" office:value="0.39839" calcext:value-type="float">
            <text:p>0.39839</text:p>
          </table:table-cell>
          <table:table-cell table:formula="of:=MEDIAN([.B41:.E41])" office:value-type="float" office:value="0.41481" calcext:value-type="float">
            <text:p>0.41481</text:p>
          </table:table-cell>
          <table:table-cell office:value-type="float" office:value="0.4133925" calcext:value-type="float">
            <text:p>0.413392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38:.F41])" office:value-type="float" office:value="0.4237325" calcext:value-type="float">
            <text:p>0.4237325</text:p>
          </table:table-cell>
          <table:table-cell table:formula="of:=MEDIAN([.G38:.G41])" office:value-type="float" office:value="0.420488333333334" calcext:value-type="float">
            <text:p>0.42048833333333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3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4254" calcext:value-type="float">
            <text:p>0.44254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8138" calcext:value-type="float">
            <text:p>0.48138</text:p>
          </table:table-cell>
          <table:table-cell office:value-type="float" office:value="0.42315" calcext:value-type="float">
            <text:p>0.42315</text:p>
          </table:table-cell>
          <table:table-cell table:formula="of:=MEDIAN([.B46:.E46])" office:value-type="float" office:value="0.444735" calcext:value-type="float">
            <text:p>0.444735</text:p>
          </table:table-cell>
          <table:table-cell office:value-type="float" office:value="0.448500833333333" calcext:value-type="float">
            <text:p>0.448500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4558" calcext:value-type="float">
            <text:p>0.4455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3751" calcext:value-type="float">
            <text:p>0.43751</text:p>
          </table:table-cell>
          <table:table-cell office:value-type="float" office:value="0.43137" calcext:value-type="float">
            <text:p>0.43137</text:p>
          </table:table-cell>
          <table:table-cell table:formula="of:=MEDIAN([.B47:.E47])" office:value-type="float" office:value="0.440505" calcext:value-type="float">
            <text:p>0.440505</text:p>
          </table:table-cell>
          <table:table-cell office:value-type="float" office:value="0.439491666666667" calcext:value-type="float">
            <text:p>0.439491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35397" calcext:value-type="float">
            <text:p>0.35397</text:p>
          </table:table-cell>
          <table:table-cell office:value-type="float" office:value="0.43337" calcext:value-type="float">
            <text:p>0.43337</text:p>
          </table:table-cell>
          <table:table-cell office:value-type="float" office:value="0.44517" calcext:value-type="float">
            <text:p>0.44517</text:p>
          </table:table-cell>
          <table:table-cell office:value-type="float" office:value="0.45398" calcext:value-type="float">
            <text:p>0.45398</text:p>
          </table:table-cell>
          <table:table-cell table:formula="of:=MEDIAN([.B48:.E48])" office:value-type="float" office:value="0.43927" calcext:value-type="float">
            <text:p>0.43927</text:p>
          </table:table-cell>
          <table:table-cell office:value-type="float" office:value="0.421623333333333" calcext:value-type="float">
            <text:p>0.421623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38481" calcext:value-type="float">
            <text:p>0.38481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0.43292" calcext:value-type="float">
            <text:p>0.43292</text:p>
          </table:table-cell>
          <table:table-cell office:value-type="float" office:value="0.42666" calcext:value-type="float">
            <text:p>0.42666</text:p>
          </table:table-cell>
          <table:table-cell table:formula="of:=MEDIAN([.B49:.E49])" office:value-type="float" office:value="0.40891" calcext:value-type="float">
            <text:p>0.40891</text:p>
          </table:table-cell>
          <table:table-cell office:value-type="float" office:value="0.4088875" calcext:value-type="float">
            <text:p>0.408887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46:.F49])" office:value-type="float" office:value="0.4398875" calcext:value-type="float">
            <text:p>0.4398875</text:p>
          </table:table-cell>
          <table:table-cell table:formula="of:=MEDIAN([.G46:.G49])" office:value-type="float" office:value="0.4305575" calcext:value-type="float">
            <text:p>0.4305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 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3262" calcext:value-type="float">
            <text:p>0.43262</text:p>
          </table:table-cell>
          <table:table-cell office:value-type="float" office:value="0.44678" calcext:value-type="float">
            <text:p>0.44678</text:p>
          </table:table-cell>
          <table:table-cell office:value-type="float" office:value="0.42929" calcext:value-type="float">
            <text:p>0.42929</text:p>
          </table:table-cell>
          <table:table-cell office:value-type="float" office:value="0.44498" calcext:value-type="float">
            <text:p>0.44498</text:p>
          </table:table-cell>
          <table:table-cell table:formula="of:=MEDIAN([.B53:.E53])" office:value-type="float" office:value="0.4388" calcext:value-type="float">
            <text:p>0.4388</text:p>
          </table:table-cell>
          <table:table-cell office:value-type="float" office:value="0.438415833333333" calcext:value-type="float">
            <text:p>0.438415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2879" calcext:value-type="float">
            <text:p>0.42879</text:p>
          </table:table-cell>
          <table:table-cell office:value-type="float" office:value="0.41901" calcext:value-type="float">
            <text:p>0.41901</text:p>
          </table:table-cell>
          <table:table-cell office:value-type="float" office:value="0.42859" calcext:value-type="float">
            <text:p>0.42859</text:p>
          </table:table-cell>
          <table:table-cell office:value-type="float" office:value="0.4264" calcext:value-type="float">
            <text:p>0.4264</text:p>
          </table:table-cell>
          <table:table-cell table:formula="of:=MEDIAN([.B54:.E54])" office:value-type="float" office:value="0.427495" calcext:value-type="float">
            <text:p>0.427495</text:p>
          </table:table-cell>
          <table:table-cell office:value-type="float" office:value="0.4257" calcext:value-type="float">
            <text:p>0.4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8257" calcext:value-type="float">
            <text:p>0.48257</text:p>
          </table:table-cell>
          <table:table-cell office:value-type="float" office:value="0.39187" calcext:value-type="float">
            <text:p>0.39187</text:p>
          </table:table-cell>
          <table:table-cell office:value-type="float" office:value="0.43493" calcext:value-type="float">
            <text:p>0.43493</text:p>
          </table:table-cell>
          <table:table-cell office:value-type="float" office:value="0.46405" calcext:value-type="float">
            <text:p>0.46405</text:p>
          </table:table-cell>
          <table:table-cell table:formula="of:=MEDIAN([.B55:.E55])" office:value-type="float" office:value="0.44949" calcext:value-type="float">
            <text:p>0.44949</text:p>
          </table:table-cell>
          <table:table-cell office:value-type="float" office:value="0.443355" calcext:value-type="float">
            <text:p>0.443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0.37708" calcext:value-type="float">
            <text:p>0.37708</text:p>
          </table:table-cell>
          <table:table-cell office:value-type="float" office:value="0.35677" calcext:value-type="float">
            <text:p>0.35677</text:p>
          </table:table-cell>
          <table:table-cell table:formula="of:=MEDIAN([.B56:.E56])" office:value-type="float" office:value="0.391285" calcext:value-type="float">
            <text:p>0.391285</text:p>
          </table:table-cell>
          <table:table-cell office:value-type="float" office:value="0.390714166666667" calcext:value-type="float">
            <text:p>0.39071416666666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53:.F56])" office:value-type="float" office:value="0.4331475" calcext:value-type="float">
            <text:p>0.4331475</text:p>
          </table:table-cell>
          <table:table-cell table:style-name="ce5" table:formula="of:=MEDIAN([.G53:.G56])" office:value-type="float" office:value="0.432057916666667" calcext:value-type="float">
            <text:p>0.4320579166666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office:value-type="float" office:value="0.446496666666667" calcext:value-type="float">
            <text:p>0.446496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8" office:value-type="float" office:value="0.400838333333333" calcext:value-type="float">
            <text:p>0.400838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office:value-type="float" office:value="0.402301666666667" calcext:value-type="float">
            <text:p>0.4023016666666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office:value-type="float" office:value="0.438661916666667" calcext:value-type="float">
            <text:p>0.43866191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9" office:value-type="float" office:value="0.43661" calcext:value-type="float">
            <text:p>0.43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9" office:value-type="float" office:value="0.368331666666667" calcext:value-type="float">
            <text:p>0.3683316666666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102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20:23:27.3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03:21:06.025000000</dc:date>
    <meta:editing-duration>PT1H13M28S</meta:editing-duration>
    <meta:editing-cycles>4</meta:editing-cycles>
    <meta:generator>LibreOffice/6.2.4.2$Windows_X86_64 LibreOffice_project/2412653d852ce75f65fbfa83fb7e7b669a126d64</meta:generator>
    <meta:document-statistic meta:table-count="1" meta:cell-count="259" meta:object-count="0"/>
  </office:meta>
</office:document-meta>
</file>